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49c2" officeooo:paragraph-rsid="001a49c2"/>
    </style:style>
    <style:style style:name="P2" style:family="paragraph" style:parent-style-name="Standard">
      <style:text-properties officeooo:rsid="001b4005" officeooo:paragraph-rsid="001b4005"/>
    </style:style>
    <style:style style:name="P3" style:family="paragraph" style:parent-style-name="Standard">
      <style:text-properties officeooo:rsid="001a49c2" officeooo:paragraph-rsid="001a49c2"/>
    </style:style>
    <style:style style:name="P4" style:family="paragraph" style:parent-style-name="Standard">
      <style:text-properties fo:font-weight="bold" officeooo:rsid="001a49c2" officeooo:paragraph-rsid="001a49c2" style:font-weight-asian="bold" style:font-weight-complex="bold"/>
    </style:style>
    <style:style style:name="P5" style:family="paragraph" style:parent-style-name="Standard" style:list-style-name="L2">
      <style:text-properties fo:font-weight="bold" officeooo:rsid="001a49c2" officeooo:paragraph-rsid="001a49c2" style:font-weight-asian="bold" style:font-weight-complex="bold"/>
    </style:style>
    <style:style style:name="P6" style:family="paragraph" style:parent-style-name="Standard" style:list-style-name="L1">
      <style:text-properties fo:font-weight="bold" officeooo:rsid="001d53a2" officeooo:paragraph-rsid="001d53a2" style:font-weight-asian="bold" style:font-weight-complex="bold"/>
    </style:style>
    <style:style style:name="P7" style:family="paragraph" style:parent-style-name="Standard" style:list-style-name="L1">
      <style:text-properties fo:font-weight="bold" officeooo:rsid="001ebc49" officeooo:paragraph-rsid="001ebc49" style:font-weight-asian="bold" style:font-weight-complex="bold"/>
    </style:style>
    <style:style style:name="P8" style:family="paragraph" style:parent-style-name="Standard" style:list-style-name="L1">
      <style:text-properties fo:font-weight="bold" officeooo:rsid="001b4005" officeooo:paragraph-rsid="001b4005" style:font-weight-asian="bold" style:font-weight-complex="bold"/>
    </style:style>
    <style:style style:name="P9" style:family="paragraph" style:parent-style-name="Standard" style:list-style-name="L1">
      <style:text-properties fo:font-weight="bold" officeooo:rsid="001b4005" officeooo:paragraph-rsid="001d3b5f" style:font-weight-asian="bold" style:font-weight-complex="bold"/>
    </style:style>
    <style:style style:name="P10" style:family="paragraph" style:parent-style-name="Standard" style:list-style-name="L2">
      <style:text-properties fo:font-weight="bold" officeooo:rsid="001b4005" officeooo:paragraph-rsid="001b4005" style:font-weight-asian="bold" style:font-weight-complex="bold"/>
    </style:style>
    <style:style style:name="P11" style:family="paragraph" style:parent-style-name="Standard" style:list-style-name="L1">
      <style:text-properties fo:font-weight="bold" officeooo:rsid="00221d5c" officeooo:paragraph-rsid="00221d5c" style:font-weight-asian="bold" style:font-weight-complex="bold"/>
    </style:style>
    <style:style style:name="P12" style:family="paragraph" style:parent-style-name="Standard" style:list-style-name="L1">
      <style:text-properties fo:font-weight="bold" officeooo:rsid="001d3b5f" officeooo:paragraph-rsid="001d3b5f" style:font-weight-asian="bold" style:font-weight-complex="bold"/>
    </style:style>
    <style:style style:name="P13" style:family="paragraph" style:parent-style-name="Standard">
      <style:text-properties fo:font-weight="bold" officeooo:rsid="0023c922" officeooo:paragraph-rsid="0023c922" style:font-weight-asian="bold" style:font-weight-complex="bold"/>
    </style:style>
    <style:style style:name="P14" style:family="paragraph" style:parent-style-name="Standard">
      <style:text-properties fo:font-weight="bold" officeooo:rsid="00250814" officeooo:paragraph-rsid="00250814" style:font-weight-asian="bold" style:font-weight-complex="bold"/>
    </style:style>
    <style:style style:name="P15" style:family="paragraph" style:parent-style-name="Standard">
      <style:paragraph-properties fo:margin-top="0.101cm" fo:margin-bottom="0.101cm" style:contextual-spacing="false"/>
      <style:text-properties fo:font-weight="bold" officeooo:rsid="002b4b12" officeooo:paragraph-rsid="002b4b12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3c922" officeooo:paragraph-rsid="0023c922" style:font-weight-asian="bold" style:font-weight-complex="bold"/>
    </style:style>
    <style:style style:name="P17" style:family="paragraph" style:parent-style-name="Standard">
      <style:paragraph-properties fo:margin-top="0.101cm" fo:margin-bottom="0.101cm" style:contextual-spacing="false"/>
      <style:text-properties style:text-underline-style="solid" style:text-underline-width="auto" style:text-underline-color="font-color" fo:font-weight="normal" officeooo:rsid="002709be" officeooo:paragraph-rsid="002ef026" style:font-weight-asian="normal" style:font-weight-complex="normal"/>
    </style:style>
    <style:style style:name="P18" style:family="paragraph" style:parent-style-name="Standard">
      <style:paragraph-properties fo:margin-top="0.101cm" fo:margin-bottom="0.101cm" style:contextual-spacing="false"/>
      <style:text-properties style:text-underline-style="solid" style:text-underline-width="auto" style:text-underline-color="font-color" fo:font-weight="normal" officeooo:rsid="002709be" officeooo:paragraph-rsid="003245cb" style:font-weight-asian="normal" style:font-weight-complex="normal"/>
    </style:style>
    <style:style style:name="P19" style:family="paragraph" style:parent-style-name="Standard">
      <style:paragraph-properties fo:margin-top="0.101cm" fo:margin-bottom="0.101cm" style:contextual-spacing="false"/>
      <style:text-properties style:text-underline-style="solid" style:text-underline-width="auto" style:text-underline-color="font-color" fo:font-weight="normal" officeooo:rsid="002709be" officeooo:paragraph-rsid="003457e6" style:font-weight-asian="normal" style:font-weight-complex="normal"/>
    </style:style>
    <style:style style:name="P20" style:family="paragraph" style:parent-style-name="Standard">
      <style:paragraph-properties fo:margin-top="0.101cm" fo:margin-bottom="0.101cm" style:contextual-spacing="false"/>
      <style:text-properties style:text-underline-style="solid" style:text-underline-width="auto" style:text-underline-color="font-color" fo:font-weight="normal" officeooo:rsid="002709be" officeooo:paragraph-rsid="00352f7d" style:font-weight-asian="normal" style:font-weight-complex="normal"/>
    </style:style>
    <style:style style:name="P21" style:family="paragraph" style:parent-style-name="Standard">
      <style:paragraph-properties fo:margin-top="0.101cm" fo:margin-bottom="0.101cm" style:contextual-spacing="false"/>
      <style:text-properties style:text-underline-style="solid" style:text-underline-width="auto" style:text-underline-color="font-color" fo:font-weight="normal" officeooo:rsid="002709be" officeooo:paragraph-rsid="00353608" style:font-weight-asian="normal" style:font-weight-complex="normal"/>
    </style:style>
    <style:style style:name="P22" style:family="paragraph" style:parent-style-name="Standard">
      <style:text-properties officeooo:rsid="0023c922" officeooo:paragraph-rsid="0023c922"/>
    </style:style>
    <style:style style:name="P23" style:family="paragraph" style:parent-style-name="Standard">
      <style:text-properties officeooo:rsid="00250814" officeooo:paragraph-rsid="00250814"/>
    </style:style>
    <style:style style:name="P24" style:family="paragraph" style:parent-style-name="Standard">
      <style:paragraph-properties fo:margin-top="0.101cm" fo:margin-bottom="0.101cm" style:contextual-spacing="false"/>
      <style:text-properties officeooo:rsid="002709be" officeooo:paragraph-rsid="002709be"/>
    </style:style>
    <style:style style:name="P25" style:family="paragraph" style:parent-style-name="Standard">
      <style:paragraph-properties fo:margin-top="0.101cm" fo:margin-bottom="0.101cm" style:contextual-spacing="false"/>
      <style:text-properties officeooo:rsid="00277f1c" officeooo:paragraph-rsid="00277f1c"/>
    </style:style>
    <style:style style:name="P26" style:family="paragraph" style:parent-style-name="Standard">
      <style:paragraph-properties fo:margin-top="0.101cm" fo:margin-bottom="0.101cm" style:contextual-spacing="false"/>
      <style:text-properties officeooo:rsid="0027cbf5" officeooo:paragraph-rsid="0027cbf5"/>
    </style:style>
    <style:style style:name="P27" style:family="paragraph" style:parent-style-name="Standard">
      <style:paragraph-properties fo:margin-top="0.101cm" fo:margin-bottom="0.101cm" style:contextual-spacing="false"/>
      <style:text-properties officeooo:rsid="00298dc7" officeooo:paragraph-rsid="00298dc7"/>
    </style:style>
    <style:style style:name="P28" style:family="paragraph" style:parent-style-name="Standard">
      <style:paragraph-properties fo:margin-top="0.101cm" fo:margin-bottom="0.101cm" style:contextual-spacing="false"/>
      <style:text-properties officeooo:rsid="0029eabd" officeooo:paragraph-rsid="0029eabd"/>
    </style:style>
    <style:style style:name="P29" style:family="paragraph" style:parent-style-name="Standard">
      <style:paragraph-properties fo:margin-top="0.101cm" fo:margin-bottom="0.101cm" style:contextual-spacing="false"/>
      <style:text-properties officeooo:rsid="002b2b6f" officeooo:paragraph-rsid="002b2b6f"/>
    </style:style>
    <style:style style:name="P30" style:family="paragraph" style:parent-style-name="Standard">
      <style:paragraph-properties fo:margin-top="0.101cm" fo:margin-bottom="0.101cm" style:contextual-spacing="false"/>
      <style:text-properties fo:font-weight="normal" officeooo:rsid="002bf994" officeooo:paragraph-rsid="002bf994" style:font-weight-asian="normal" style:font-weight-complex="normal"/>
    </style:style>
    <style:style style:name="P31" style:family="paragraph" style:parent-style-name="Standard">
      <style:paragraph-properties fo:margin-top="0.101cm" fo:margin-bottom="0.101cm" style:contextual-spacing="false"/>
      <style:text-properties fo:font-weight="normal" officeooo:rsid="002d61f4" officeooo:paragraph-rsid="002d61f4" style:font-weight-asian="normal" style:font-weight-complex="normal"/>
    </style:style>
    <style:style style:name="P32" style:family="paragraph" style:parent-style-name="Standard">
      <style:paragraph-properties fo:margin-top="0.101cm" fo:margin-bottom="0.101cm" style:contextual-spacing="false"/>
      <style:text-properties style:text-position="super 58%" style:text-underline-style="solid" style:text-underline-width="auto" style:text-underline-color="font-color" fo:font-weight="normal" officeooo:rsid="002bf994" officeooo:paragraph-rsid="002bf994" style:font-weight-asian="normal" style:font-weight-complex="normal"/>
    </style:style>
    <style:style style:name="P33" style:family="paragraph" style:parent-style-name="Standard">
      <style:paragraph-properties fo:margin-top="0.101cm" fo:margin-bottom="0.101cm" style:contextual-spacing="false"/>
      <style:text-properties style:text-position="0% 100%" fo:font-weight="normal" officeooo:rsid="002bf994" officeooo:paragraph-rsid="002bf994" style:font-weight-asian="normal" style:font-weight-complex="normal"/>
    </style:style>
    <style:style style:name="P34" style:family="paragraph" style:parent-style-name="Standard">
      <style:paragraph-properties fo:margin-top="0.101cm" fo:margin-bottom="0.101cm" style:contextual-spacing="false"/>
      <style:text-properties style:text-underline-style="none" fo:font-weight="normal" officeooo:rsid="002709be" officeooo:paragraph-rsid="002ef026" style:font-weight-asian="normal" style:font-weight-complex="normal"/>
    </style:style>
    <style:style style:name="P35" style:family="paragraph" style:parent-style-name="Standard">
      <style:paragraph-properties fo:margin-top="0.101cm" fo:margin-bottom="0.101cm" style:contextual-spacing="false"/>
      <style:text-properties style:text-underline-style="none" fo:font-weight="normal" officeooo:rsid="002709be" officeooo:paragraph-rsid="003245cb" style:font-weight-asian="normal" style:font-weight-complex="normal"/>
    </style:style>
    <style:style style:name="P36" style:family="paragraph" style:parent-style-name="Standard">
      <style:paragraph-properties fo:margin-top="0.101cm" fo:margin-bottom="0.101cm" style:contextual-spacing="false"/>
      <style:text-properties style:text-underline-style="none" fo:font-weight="normal" officeooo:rsid="002709be" officeooo:paragraph-rsid="003457e6" style:font-weight-asian="normal" style:font-weight-complex="normal"/>
    </style:style>
    <style:style style:name="P37" style:family="paragraph" style:parent-style-name="Standard">
      <style:paragraph-properties fo:margin-top="0.101cm" fo:margin-bottom="0.101cm" style:contextual-spacing="false"/>
      <style:text-properties style:text-underline-style="none" fo:font-weight="normal" officeooo:rsid="002709be" officeooo:paragraph-rsid="00352f7d" style:font-weight-asian="normal" style:font-weight-complex="normal"/>
    </style:style>
    <style:style style:name="P38" style:family="paragraph" style:parent-style-name="Standard">
      <style:paragraph-properties fo:margin-top="0.101cm" fo:margin-bottom="0.101cm" style:contextual-spacing="false"/>
      <style:text-properties style:text-underline-style="none" fo:font-weight="normal" officeooo:rsid="002709be" officeooo:paragraph-rsid="00353608" style:font-weight-asian="normal" style:font-weight-complex="normal"/>
    </style:style>
    <style:style style:name="T1" style:family="text">
      <style:text-properties officeooo:rsid="001b4005"/>
    </style:style>
    <style:style style:name="T2" style:family="text">
      <style:text-properties officeooo:rsid="001bcf8b"/>
    </style:style>
    <style:style style:name="T3" style:family="text">
      <style:text-properties officeooo:rsid="002b4b12"/>
    </style:style>
    <style:style style:name="T4" style:family="text">
      <style:text-properties style:text-position="0% 100%"/>
    </style:style>
    <style:style style:name="T5" style:family="text">
      <style:text-properties officeooo:rsid="002d61f4"/>
    </style:style>
    <style:style style:name="T6" style:family="text">
      <style:text-properties fo:color="#5eb91e" loext:opacity="100%" style:text-underline-style="none" fo:background-color="transparent" loext:char-shading-value="0"/>
    </style:style>
    <style:style style:name="T7" style:family="text">
      <style:text-properties fo:color="#5eb91e" loext:opacity="100%" style:text-underline-style="none" fo:font-weight="bold" fo:background-color="transparent" loext:char-shading-value="0" style:font-weight-asian="bold" style:font-weight-complex="bold"/>
    </style:style>
    <style:style style:name="T8" style:family="text">
      <style:text-properties fo:color="#5eb91e" loext:opacity="100%" style:text-position="super 58%" fo:font-weight="bold" officeooo:rsid="002bf994" style:font-weight-asian="bold" style:font-weight-complex="bold"/>
    </style:style>
    <style:style style:name="T9" style:family="text">
      <style:text-properties fo:color="#5eb91e" loext:opacity="100%" style:text-position="super 58%" fo:font-weight="bold" officeooo:rsid="002ef026" style:font-weight-asian="bold" style:font-weight-complex="bold"/>
    </style:style>
    <style:style style:name="T10" style:family="text">
      <style:text-properties fo:color="#5eb91e" loext:opacity="100%" style:text-position="super 58%" fo:font-weight="bold" officeooo:rsid="0034dde1" style:font-weight-asian="bold" style:font-weight-complex="bold"/>
    </style:style>
    <style:style style:name="T11" style:family="text">
      <style:text-properties fo:color="#5eb91e" loext:opacity="100%" style:text-position="super 58%" style:text-underline-style="none" fo:font-weight="bold" officeooo:rsid="003245cb" style:font-weight-asian="bold" style:font-weight-complex="bold"/>
    </style:style>
    <style:style style:name="T12" style:family="text">
      <style:text-properties fo:color="#5eb91e" loext:opacity="100%" style:text-position="super 58%" style:text-underline-style="none" fo:font-weight="bold" officeooo:rsid="0034246b" style:font-weight-asian="bold" style:font-weight-complex="bold"/>
    </style:style>
    <style:style style:name="T13" style:family="text">
      <style:text-properties fo:color="#5eb91e" loext:opacity="100%" style:text-position="super 58%" style:text-underline-style="none" fo:font-weight="bold" officeooo:rsid="002ef026" style:font-weight-asian="bold" style:font-weight-complex="bold"/>
    </style:style>
    <style:style style:name="T14" style:family="text">
      <style:text-properties fo:color="#5eb91e" loext:opacity="100%" style:text-position="super 58%" style:text-underline-style="none" fo:font-weight="bold" officeooo:rsid="003457e6" style:font-weight-asian="bold" style:font-weight-complex="bold"/>
    </style:style>
    <style:style style:name="T15" style:family="text">
      <style:text-properties fo:color="#5eb91e" loext:opacity="100%" style:text-position="super 58%" style:text-underline-style="none" fo:font-weight="bold" officeooo:rsid="00352f7d" style:font-weight-asian="bold" style:font-weight-complex="bold"/>
    </style:style>
    <style:style style:name="T16" style:family="text">
      <style:text-properties fo:color="#5eb91e" loext:opacity="100%" style:text-position="super 58%" style:text-underline-style="none" fo:font-weight="bold" officeooo:rsid="00353608" style:font-weight-asian="bold" style:font-weight-complex="bold"/>
    </style:style>
    <style:style style:name="T17" style:family="text">
      <style:text-properties fo:color="#000000" loext:opacity="100%" style:text-position="0% 100%" officeooo:rsid="002ef026"/>
    </style:style>
    <style:style style:name="T18" style:family="text">
      <style:text-properties fo:color="#000000" loext:opacity="100%" style:text-position="0% 100%" officeooo:rsid="0030562d"/>
    </style:style>
    <style:style style:name="T19" style:family="text">
      <style:text-properties fo:color="#000000" loext:opacity="100%" style:text-position="0% 100%" officeooo:rsid="003245cb"/>
    </style:style>
    <style:style style:name="T20" style:family="text">
      <style:text-properties fo:color="#000000" loext:opacity="100%" style:text-position="0% 100%" style:text-underline-style="none" officeooo:rsid="0034246b"/>
    </style:style>
    <style:style style:name="T21" style:family="text">
      <style:text-properties fo:color="#000000" loext:opacity="100%" style:text-position="0% 100%" officeooo:rsid="003457e6"/>
    </style:style>
    <style:style style:name="T22" style:family="text">
      <style:text-properties fo:color="#000000" loext:opacity="100%" style:text-position="0% 100%" officeooo:rsid="00352f7d"/>
    </style:style>
    <style:style style:name="T23" style:family="text">
      <style:text-properties fo:color="#000000" loext:opacity="100%" style:text-position="0% 100%" officeooo:rsid="0035360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s utilisation</text:p>
      <text:p text:style-name="P4"/>
      <text:list xml:id="list2644415616" text:style-name="L1">
        <text:list-item>
          <text:p text:style-name="P6">Enregistrement Client Particulier</text:p>
        </text:list-item>
        <text:list-item>
          <text:p text:style-name="P7">Enregistrement Client spéciale</text:p>
        </text:list-item>
        <text:list-item>
          <text:p text:style-name="P8">Commande Client particulier</text:p>
        </text:list-item>
        <text:list-item>
          <text:p text:style-name="P8">Commande Client Spéciale</text:p>
        </text:list-item>
        <text:list-item>
          <text:p text:style-name="P9">Consultation Catalogue</text:p>
        </text:list-item>
        <text:list-item>
          <text:p text:style-name="P11">Connexion</text:p>
        </text:list-item>
        <text:list-item>
          <text:p text:style-name="P12">Consulter Statistique</text:p>
        </text:list-item>
        <text:list-item>
          <text:p text:style-name="P8">Ajout de Catégorie</text:p>
        </text:list-item>
        <text:list-item>
          <text:p text:style-name="P8">Ajout de Sous-Catégorie</text:p>
        </text:list-item>
        <text:list-item>
          <text:p text:style-name="P8">Ajout de produit</text:p>
        </text:list-item>
        <text:list-item>
          <text:p text:style-name="P8">Modification de Catégorie</text:p>
        </text:list-item>
        <text:list-item>
          <text:p text:style-name="P8">Modification de Sous-Ca<text:span text:style-name="T2">tégorie</text:span></text:p>
        </text:list-item>
        <text:list-item>
          <text:p text:style-name="P8">Modification de produit</text:p>
        </text:list-item>
        <text:list-item>
          <text:p text:style-name="P12">Suppression de Catégorie</text:p>
        </text:list-item>
        <text:list-item>
          <text:p text:style-name="P12">Suppression de Sous-Catégorie</text:p>
        </text:list-item>
        <text:list-item>
          <text:p text:style-name="P12">Suppression de Produit</text:p>
        </text:list-item>
        <text:list-item>
          <text:p text:style-name="P12">Consultation Historique commande</text:p>
        </text:list-item>
        <text:list-item>
          <text:p text:style-name="P6">Changement de mot de passe</text:p>
        </text:list-item>
      </text:list>
      <text:p text:style-name="P2"/>
      <text:p text:style-name="P2"/>
      <text:p text:style-name="P4">Acteur</text:p>
      <text:p text:style-name="P4"/>
      <text:list xml:id="list2420429566" text:style-name="L2">
        <text:list-item>
          <text:p text:style-name="P5">Personnel <text:span text:style-name="T1">Commercial</text:span></text:p>
        </text:list-item>
        <text:list-item>
          <text:p text:style-name="P10">Personnel Gestion</text:p>
        </text:list-item>
        <text:list-item>
          <text:p text:style-name="P10">Personnel Comptabilité</text:p>
        </text:list-item>
        <text:list-item>
          <text:p text:style-name="P10">Personnel Après-vente</text:p>
        </text:list-item>
        <text:list-item>
          <text:p text:style-name="P5">Client <text:span text:style-name="T1">Particulier</text:span></text:p>
        </text:list-item>
        <text:list-item>
          <text:p text:style-name="P10">Client Spécial</text:p>
        </text:list-item>
        <text:list-item>
          <text:p text:style-name="P5">Fournisseur</text:p>
        </text:list-item>
      </text:list>
      <text:p text:style-name="P1"/>
      <text:p text:style-name="P16">Analyse du use case de passer une commande (pour un particulier)</text:p>
      <text:p text:style-name="P1"/>
      <text:p text:style-name="P13">Description</text:p>
      <text:p text:style-name="P13"/>
      <text:p text:style-name="P22">Ce cas d’utilisation permet au client de particulier de passer une commande</text:p>
      <text:p text:style-name="P22"/>
      <text:p text:style-name="P14">Condition</text:p>
      <text:p text:style-name="P14"/>
      <text:p text:style-name="P23">seul un client enregistrer peut passer une commande, il faut aussi au moins un article dans le panier et qu’il y ai du stock pour le ou les articles</text:p>
      <text:p text:style-name="P23">Il faut également un moyen de paiement valide</text:p>
      <text:p text:style-name="P1"/>
      <text:p text:style-name="P14">Résultat</text:p>
      <text:p text:style-name="P14"/>
      <text:p text:style-name="P23">La commande est enregistrer dans les différentes tables de données.</text:p>
      <text:p text:style-name="P23">Les information concernant la commande sont affichée au client ainsi qu’un message de réussite.</text:p>
      <text:p text:style-name="P23">Une facture est crée.</text:p>
      <text:p text:style-name="P1"/>
      <text:p text:style-name="P4"/>
      <text:p text:style-name="P4"/>
      <text:p text:style-name="P4"><text:soft-page-break/>Fl<text:span text:style-name="T3">ux</text:span> nominal</text:p>
      <text:p text:style-name="P4"/>
      <text:p text:style-name="P24">- Le client se rend sur le site Green village.</text:p>
      <text:p text:style-name="P24">- Le système affiche Les information du site.</text:p>
      <text:p text:style-name="P24">- Le client clique sur l’icône de connexion.<text:span text:style-name="T8">1</text:span></text:p>
      <text:p text:style-name="P24">- Le système affiche une page qui demande au client ses identifiants.</text:p>
      <text:p text:style-name="P24">- Le client rentre son identifiant et son mot de passe.<text:span text:style-name="T9">2</text:span></text:p>
      <text:p text:style-name="P25">- Le système connecte le client et le redirige sur l’accueil.</text:p>
      <text:p text:style-name="P25">- Le client clique sur la catégorie qui l’intéresse (ou il recherche le nom de l’article*<text:span text:style-name="T9">3</text:span>).</text:p>
      <text:p text:style-name="P25">- Le système affiche les sous-catégories.</text:p>
      <text:p text:style-name="P26">- Le client clique sur une sous-catégorie .</text:p>
      <text:p text:style-name="P26">- Le système affiche une la liste des produits de la sous-catégorie.</text:p>
      <text:p text:style-name="P26">- Le client clique sur un produit<text:span text:style-name="T9">4</text:span>.</text:p>
      <text:p text:style-name="P26">- (*)Le système affiche les détail du produit.</text:p>
      <text:p text:style-name="P26">- Le client choisi le nombre qu’il souhaite et clique sur ajouter au panier<text:span text:style-name="T9">5</text:span>.</text:p>
      <text:p text:style-name="P26">- Le système redirige le client sur l’accueil et affiche un message de réussite d’ajout.</text:p>
      <text:p text:style-name="P26">//Le client peut recommencer les étapes précédentes.</text:p>
      <text:p text:style-name="P27">- Le client clique sur le panier.</text:p>
      <text:p text:style-name="P27">- Le système affiche les données de ou des article(s) stockée(s).</text:p>
      <text:p text:style-name="P27">- Le client ajuste son panier en quantité et clique sur commander.</text:p>
      <text:p text:style-name="P27">- Le système redirige le client sur la page de formulaire de commande.</text:p>
      <text:p text:style-name="P28">- Le client rentre les informations demander et valide le formulaire<text:span text:style-name="T10">6</text:span>.</text:p>
      <text:p text:style-name="P29">- Le système redirige le client vers la page de paiement.</text:p>
      <text:p text:style-name="P29">- Le client rentre les information de paiement et valide les information<text:span text:style-name="T10">7</text:span>.</text:p>
      <text:p text:style-name="P29">- Le système affiche un message de succès et redirige le client sur l’accueil.</text:p>
      <text:p text:style-name="P29"/>
      <text:p text:style-name="P15">Flux Alternatif</text:p>
      <text:p text:style-name="P32"><text:span text:style-name="T7">1</text:span><text:span text:style-name="T6"> </text:span><text:span text:style-name="T4">Le client n’est pas enregistrer</text:span></text:p>
      <text:p text:style-name="P33">- Le client clique sur l’icône pour s’enregistrer.</text:p>
      <text:p text:style-name="P30"><text:span text:style-name="T4">- Le système demande les informations nécessaire à l’enregistrement du client.</text:span></text:p>
      <text:p text:style-name="P30">- Le client rentre les information le concernant et valide le formulaire.</text:p>
      <text:p text:style-name="P30">- * Le système envoie un message d’erreur aux champs concernée.</text:p>
      <text:p text:style-name="P30">- * Le client Corrige les informations ou il y a des erreurs.</text:p>
      <text:p text:style-name="P30">- //<text:span text:style-name="T5">Si nouvelle erreur on recommence les deux étapes précédentes.</text:span></text:p>
      <text:p text:style-name="P30">- <text:span text:style-name="T5">Le Système valide l’inscription et redirige l’utilisateur sur l’accueil.</text:span></text:p>
      <text:p text:style-name="P31">- Fin.</text:p>
      <text:p text:style-name="P31"/>
      <text:p text:style-name="P17"><text:span text:style-name="T13">2 </text:span><text:span text:style-name="T17">Le client rentre un mauvais mot de passe</text:span></text:p>
      <text:p text:style-name="P34"><text:soft-page-break/><text:span text:style-name="T17">- </text:span><text:span text:style-name="T18">Le client rentre son identifiant et son mot de passe.</text:span></text:p>
      <text:p text:style-name="P34"><text:span text:style-name="T18">- Le système affiche un message d’erreur dans l’un des deux champs.</text:span></text:p>
      <text:p text:style-name="P34"><text:span text:style-name="T18">- *Le client ne se souvient pas de son mot de passe il clique sur mot de passe oublier.</text:span></text:p>
      <text:p text:style-name="P34"><text:span text:style-name="T18">- *Le système envoi un mail au client et l’avertit.</text:span></text:p>
      <text:p text:style-name="P34"><text:span text:style-name="T18">- **Le client ne se souvient plus de son identifiant et clique sur identifiant oublier.</text:span></text:p>
      <text:p text:style-name="P34"><text:span text:style-name="T18">- **Le système lui envoie un SMS sur son téléphone avec son identifiant.</text:span></text:p>
      <text:p text:style-name="P34"><text:span text:style-name="T18">- Le client rentre les bon identifiant ou (s’arrête là fin).</text:span></text:p>
      <text:p text:style-name="P34"><text:span text:style-name="T18">- Le système connecte L’utilisateur.</text:span></text:p>
      <text:p text:style-name="P34"><text:span text:style-name="T18">- Fin.</text:span></text:p>
      <text:p text:style-name="P34"><text:span text:style-name="T18"/></text:p>
      <text:p text:style-name="P18"><text:span text:style-name="T11">3 </text:span><text:span text:style-name="T20">&amp;</text:span><text:span text:style-name="T12">4 </text:span><text:span text:style-name="T13"><text:s/></text:span><text:span text:style-name="T17">L’</text:span><text:span text:style-name="T19">article rechercher n’est pas trouver</text:span></text:p>
      <text:p text:style-name="P35"><text:span text:style-name="T19">- Le client recherche un article et valide.</text:span></text:p>
      <text:p text:style-name="P35"><text:span text:style-name="T19">- Le système affiche que l’article n’a pas était trouver.</text:span></text:p>
      <text:p text:style-name="P35"><text:span text:style-name="T19">- Le client effectue une nouvelle recherche ou s’arrête là.</text:span></text:p>
      <text:p text:style-name="P35"><text:span text:style-name="T19">- Fin.</text:span></text:p>
      <text:p text:style-name="P35"><text:span text:style-name="T19"/></text:p>
      <text:p text:style-name="P19"><text:span text:style-name="T14">5</text:span><text:span text:style-name="T13"> </text:span><text:span text:style-name="T17">L’</text:span><text:span text:style-name="T21">article ne s’ajoute pas ou n’a plus de stock disponible</text:span></text:p>
      <text:p text:style-name="P36"><text:span text:style-name="T21">- Le client souhaite ajouter l’article à son panier.</text:span></text:p>
      <text:p text:style-name="P36"><text:span text:style-name="T21">- Le système affiche un message d’erreur article non trouvé ou article non disponible.</text:span></text:p>
      <text:p text:style-name="P36"><text:span text:style-name="T21">- Leclient recherche un nouvelle article ou s’arrete là.</text:span></text:p>
      <text:p text:style-name="P36"><text:span text:style-name="T21">- Fin.</text:span></text:p>
      <text:p text:style-name="P36"><text:span text:style-name="T21"/></text:p>
      <text:p text:style-name="P20"><text:span text:style-name="T15">6</text:span><text:span text:style-name="T13"> </text:span><text:span text:style-name="T22">Une erreur de saisies dans le formulaire de commande</text:span></text:p>
      <text:p text:style-name="P37"><text:span text:style-name="T22">- Le client rentre ses informations.</text:span></text:p>
      <text:p text:style-name="P37"><text:span text:style-name="T22">- Le système informe d’un message d’erreur que un ou plusieurs champ comporte des erreurs.</text:span></text:p>
      <text:p text:style-name="P37"><text:span text:style-name="T22">- Le client corrige les erreurs ou s’arrête là(fin).</text:span></text:p>
      <text:p text:style-name="P37"><text:span text:style-name="T22">// Si d’autres erreurs on recommence jusqu’à la fin des erreur.</text:span></text:p>
      <text:p text:style-name="P37"><text:span text:style-name="T22">- Le système redirige le client sur la page de paiement.</text:span></text:p>
      <text:p text:style-name="P37"><text:span text:style-name="T22">- Fin.</text:span></text:p>
      <text:p text:style-name="P37"><text:span text:style-name="T22"/></text:p>
      <text:p text:style-name="P21"><text:span text:style-name="T16">7</text:span><text:span text:style-name="T13"> </text:span><text:span text:style-name="T23">Erreur lors du paiement</text:span></text:p>
      <text:p text:style-name="P38"><text:span text:style-name="T23">- Le client rentre ses information de paiement.</text:span></text:p>
      <text:p text:style-name="P38"><text:span text:style-name="T23">- Le système avertit le client qu’une erreur c’est produite et de vérifier les information saisies</text:span></text:p>
      <text:p text:style-name="P38"><text:span text:style-name="T23">- Le client corrige les information ou s’arrête là(fin).</text:span></text:p>
      <text:p text:style-name="P38"><text:span text:style-name="T23">// Si nouvelle erreur on recommence les étapes précédentes.</text:span></text:p>
      <text:p text:style-name="P38"><text:span text:style-name="T23">- Le système valide le paiement et redirige le client sur l’accueil du site <text:s/>et affiche un message de succès.</text:span></text:p>
      <text:p text:style-name="P38"><text:soft-page-break/><text:span text:style-name="T23">- Fi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9:30:33.790005331</meta:creation-date>
    <meta:generator>LibreOffice/7.3.7.2$Linux_X86_64 LibreOffice_project/30$Build-2</meta:generator>
    <dc:date>2024-06-05T11:28:12.858497788</dc:date>
    <meta:editing-duration>PT2H47M49S</meta:editing-duration>
    <meta:editing-cycles>23</meta:editing-cycles>
    <meta:document-statistic meta:table-count="0" meta:image-count="0" meta:object-count="0" meta:page-count="4" meta:paragraph-count="105" meta:word-count="837" meta:character-count="4841" meta:non-whitespace-character-count="4132"/>
  </office:meta>
</office:document-meta>
</file>